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officeooo:rsid="0011815d" officeooo:paragraph-rsid="0011815d"/>
    </style:style>
    <style:style style:name="P2" style:family="paragraph" style:parent-style-name="Standard">
      <style:text-properties style:font-name="Arial" officeooo:rsid="000ceb6d" officeooo:paragraph-rsid="000ceb6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officeooo:rsid="000ceb6d" officeooo:paragraph-rsid="000ceb6d"/>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0ceb6d" officeooo:paragraph-rsid="000ceb6d"/>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1815d" officeooo:paragraph-rsid="0011815d"/>
    </style:style>
    <style:style style:name="P6" style:family="paragraph" style:parent-style-name="Standard">
      <style:paragraph-properties fo:text-align="start" style:justify-single-word="false"/>
      <style:text-properties style:font-name="Arial" style:text-underline-style="none" officeooo:rsid="000d5e0d" officeooo:paragraph-rsid="000d5e0d"/>
    </style:style>
    <style:style style:name="P7" style:family="paragraph" style:parent-style-name="Standard">
      <style:paragraph-properties fo:text-align="start" style:justify-single-word="false" fo:break-before="page"/>
      <style:text-properties style:font-name="Arial" style:text-underline-style="none" officeooo:rsid="000d5e0d" officeooo:paragraph-rsid="000d5e0d"/>
    </style:style>
    <style:style style:name="P8" style:family="paragraph" style:parent-style-name="Standard">
      <style:paragraph-properties fo:text-align="start" style:justify-single-word="false"/>
      <style:text-properties style:font-name="Arial" style:text-underline-style="none" officeooo:rsid="000dbd18" officeooo:paragraph-rsid="000dbd18"/>
    </style:style>
    <style:style style:name="P9" style:family="paragraph" style:parent-style-name="Standard">
      <style:paragraph-properties fo:text-align="start" style:justify-single-word="false" fo:break-before="page"/>
      <style:text-properties style:font-name="Arial" style:text-underline-style="none" officeooo:rsid="000dbd18" officeooo:paragraph-rsid="000dbd18"/>
    </style:style>
    <style:style style:name="P10" style:family="paragraph" style:parent-style-name="Standard">
      <style:paragraph-properties fo:text-align="start" style:justify-single-word="false"/>
      <style:text-properties officeooo:paragraph-rsid="0011815d"/>
    </style:style>
    <style:style style:name="P11" style:family="paragraph" style:parent-style-name="Standard">
      <style:paragraph-properties fo:text-align="start" style:justify-single-word="false"/>
      <style:text-properties style:text-underline-style="none" officeooo:rsid="0011815d" officeooo:paragraph-rsid="0011815d"/>
    </style:style>
    <style:style style:name="P12" style:family="paragraph" style:parent-style-name="Text_20_body">
      <style:paragraph-properties fo:text-align="start" style:justify-single-word="false"/>
      <style:text-properties style:font-name="Arial" style:text-underline-style="none" officeooo:rsid="000d5e0d" officeooo:paragraph-rsid="000d5e0d"/>
    </style:style>
    <style:style style:name="P13" style:family="paragraph" style:parent-style-name="Text_20_body">
      <style:paragraph-properties fo:text-align="start" style:justify-single-word="false"/>
      <style:text-properties style:font-name="Arial" style:text-underline-style="none" officeooo:rsid="000dbd18" officeooo:paragraph-rsid="000dbd18"/>
    </style:style>
    <style:style style:name="P14" style:family="paragraph" style:parent-style-name="Text_20_body">
      <style:text-properties style:font-name="Arial"/>
    </style:style>
    <style:style style:name="P15" style:family="paragraph" style:parent-style-name="Text_20_body">
      <style:text-properties style:font-name="Arial" officeooo:paragraph-rsid="000d5e0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paragraph-properties fo:text-align="start" style:justify-single-word="false"/>
      <style:text-properties style:text-underline-style="none" officeooo:rsid="0011815d" officeooo:paragraph-rsid="0011815d"/>
    </style:style>
    <style:style style:name="P19" style:family="paragraph" style:parent-style-name="Text_20_body">
      <style:paragraph-properties fo:break-before="page"/>
    </style:style>
    <style:style style:name="T1" style:family="text">
      <style:text-properties style:text-underline-style="none"/>
    </style:style>
    <style:style style:name="T2" style:family="text">
      <style:text-properties style:font-name="Arial"/>
    </style:style>
    <style:style style:name="T3" style:family="text">
      <style:text-properties style:font-name="Arial" style:text-underline-style="solid" style:text-underline-width="auto" style:text-underline-color="font-color" officeooo:rsid="0011815d"/>
    </style:style>
    <style:style style:name="T4" style:family="text">
      <style:text-properties style:font-name="Arial" style:text-underline-style="solid" style:text-underline-width="auto" style:text-underline-color="font-color" fo:font-weight="bold" officeooo:rsid="0011815d" style:font-weight-asian="bold" style:font-weight-complex="bold"/>
    </style:style>
    <style:style style:name="T5" style:family="text">
      <style:text-properties style:font-name="Arial" style:text-underline-style="none" officeooo:rsid="0011815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1815d" style:font-style-asian="normal" style:font-style-complex="normal"/>
    </style:style>
    <style:style style:name="T10" style:family="text">
      <style:text-properties fo:font-style="normal" style:text-underline-style="none" officeooo:rsid="001393c6" style:font-style-asian="normal" style:font-style-complex="normal"/>
    </style:style>
    <style:style style:name="T11" style:family="text">
      <style:text-properties fo:font-style="normal" style:text-underline-style="solid" style:text-underline-width="auto" style:text-underline-color="font-color" officeooo:rsid="0011815d" style:font-style-asian="normal" style:font-style-complex="normal"/>
    </style:style>
    <style:style style:name="T12" style:family="text">
      <style:text-properties fo:font-style="normal" style:text-underline-style="solid" style:text-underline-width="auto" style:text-underline-color="font-color" fo:font-weight="bold" officeooo:rsid="0011815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normal" officeooo:rsid="0011815d"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ucas <text:tab/><text:tab/><text:tab/><text:tab/><text:tab/><text:tab/><text:tab/><text:tab/><text:tab/><text:tab/><text:tab/><text:tab/><text:tab/>B2</text:p>
      <text:p text:style-name="P2">Da Silveira</text:p>
      <text:p text:style-name="P2"/>
      <text:p text:style-name="P3">PPP</text:p>
      <text:p text:style-name="P3"/>
      <text:p text:style-name="P3"/>
      <text:p text:style-name="P3"/>
      <text:p text:style-name="P4">Liste de mes qualités , valeurs et aptitudes en fonction des métiers</text:p>
      <text:p text:style-name="P4"/>
      <text:p text:style-name="P6">Développeur Web : </text:p>
      <text:p text:style-name="P6"/>
      <text:p text:style-name="P12">En tant que développeur web, je possède les qualités nécessaires pour exercer ce métier. Ma capacité à travailler en équipe me permet de collaborer efficacement avec mes collègues pour créer des sites web interactifs et fonctionnels. Ma patience est un atout dans la résolution des problèmes de code et dans le processus de débogage. Mon bon sens de l'organisation me permet de gérer efficacement les tâches, les projets et les délais pour être productif dans mon travail.</text:p>
      <text:p text:style-name="P14">Cependant, je reconnais que je peux parfois être enclin à procrastiner, ce qui peut constituer un défi dans un domaine où les délais sont souvent serrés. Je suis également conscient de ma tendance à être revanchard, ce qui peut affecter négativement les relations interpersonnelles dans un environnement professionnel.</text:p>
      <text:p text:style-name="P6"/>
      <text:p text:style-name="P6"/>
      <text:p text:style-name="P6">Administrateur de base de donnée : </text:p>
      <text:p text:style-name="P6"/>
      <text:p text:style-name="P12">En tant qu'Administrateur de base de données, je devrai être rigoureux dans la gestion et la sécurité des bases de données de l'entreprise, en veillant à assurer la sauvegarde, la récupération et l'optimisation des données stockées. Mon bon sens de l'organisation et ma capacité à prendre des décisions pourront être des atouts pour assurer le bon fonctionnement des bases de données.</text:p>
      <text:p text:style-name="P14">Ma capacité à résoudre les problèmes sera également utile dans la gestion des défis techniques et des problèmes liés aux bases de données, tels que la résolution d'erreurs ou la gestion des pannes éventuelles.</text:p>
      <text:p text:style-name="P15">Cependant, je devrai être conscient de mon éventuel manque de flexibilité et de ma tendance à procrastiner, car cela peut être un défi dans un rôle d'administrateur de base de données qui nécessite souvent de la flexibilité et de l'adaptabilité pour résoudre les problèmes complexes et gérer les changements technologiques. Il sera important que je travaille sur ces aspects pour développer une approche plus flexible et efficace dans mon travail.</text:p>
      <text:p text:style-name="P6"/>
      <text:p text:style-name="P6"/>
      <text:p text:style-name="P7">Ingénieur en intelligence artificielle :</text:p>
      <text:p text:style-name="P6"/>
      <text:p text:style-name="P12">En tant qu'ingénieur en intelligence artificielle, je pourrais être compatible avec ce métier en raison de mes aptitudes professionnelles telles que ma capacité à travailler en équipe, ma patience et mon bon sens de l'organisation. En tant que personne sociable, je pourrais également bien m'adapter à un environnement professionnel où la collaboration et la communication sont importantes.</text:p>
      <text:p text:style-name="P14">Mes qualités personnelles, telles que ma capacité à prendre des décisions et ma capacité à m'adapter, pourraient également être des atouts dans ce métier. La créativité et la curiosité sont également des qualités nécessaires pour ce métier, et je pourrais les exploiter pour proposer des solutions innovantes dans le domaine de l'intelligence artificielle.</text:p>
      <text:p text:style-name="P14">Cependant, il est important de noter que certains de mes défauts, tels que ma tendance à la procrastination et ma propension à la revanche, pourraient être des obstacles dans ce métier qui requiert une grande rigueur et une attention aux détails. De plus, en tant qu'ingénieur en intelligence artificielle, je devrais être conscient des implications éthiques et sociales de mes décisions, et éviter de me fier uniquement aux algorithmes et aux modèles sans prendre en compte le contexte humain.</text:p>
      <text:p text:style-name="P6"/>
      <text:p text:style-name="P6"/>
      <text:p text:style-name="P8">Analyste en cybersécurité :</text:p>
      <text:p text:style-name="P8"/>
      <text:p text:style-name="P13">En ce qui concerne mes qualités, je possède la rigueur nécessaire pour effectuer des tâches de surveillance et de protection des systèmes informatiques. Mon attention aux détails me permettra de détecter les menaces potentielles et de prendre les mesures nécessaires pour prévenir les cyberattaques. Ma capacité à résoudre les problèmes sera un atout pour trouver des solutions efficaces face aux défis de sécurité. En outre, ma capacité à travailler en équipe me permettra de collaborer avec d'autres professionnels de la cybersécurité pour protéger les systèmes informatiques de mon entreprise.</text:p>
      <text:p text:style-name="P14">Cependant, en ce qui concerne mes défauts, je dois être conscient de mon éventuel manque de patience et de persévérance lorsqu'il s'agit de résoudre des problèmes complexes de sécurité. Dans le domaine de la cybersécurité, il peut parfois être nécessaire de consacrer du temps et des efforts importants pour résoudre des problèmes complexes et sophistiqués, et je devrai faire preuve de patience et de persévérance pour mener à bien ces tâches. Je devrai également veiller à ne pas chercher uniquement des solutions rapides, mais plutôt des solutions durables pour assurer une protection à long terme des systèmes informatiques de mon entreprise.</text:p>
      <text:p text:style-name="P8"/>
      <text:p text:style-name="P9">Chef de projet informatique :</text:p>
      <text:p text:style-name="P8"/>
      <text:p text:style-name="P13">En ce qui concerne mes qualités, je suis capable de prendre des décisions, de m'adapter et j'aime le travail bien fait, ce qui peut être bénéfique pour la coordination des projets informatiques. Ma capacité à travailler en équipe, ma patience, mon bon sens de l'organisation et ma sociabilité pourraient également être des atouts dans ce rôle.</text:p>
      <text:p text:style-name="P14">Cependant, en tant que défauts, je suis parfois flemmard et procrastinateur, ce qui pourrait être un défi dans un rôle de chef de projet informatique qui nécessite une rigueur et une organisation constante. De plus, ma tendance à être revanchard pourrait potentiellement affecter ma capacité à travailler efficacement en équipe et à communiquer avec les parties prenantes.</text:p>
      <text:p text:style-name="P8"/>
      <text:p text:style-name="P8"/>
      <text:p text:style-name="P8"/>
      <text:p text:style-name="P5"><text:span text:style-name="T15">Métier choisi </text:span>:<text:span text:style-name="T1"> Développeur Web</text:span></text:p>
      <text:p text:style-name="P5"/>
      <text:p text:style-name="P10"><text:span text:style-name="T4">Secteur d’activité</text:span><text:span text:style-name="T3"> :</text:span><text:span text:style-name="T5"> </text:span><text:span text:style-name="T2">entreprises spécialisées dans le développement de sites web.</text:span></text:p>
      <text:p text:style-name="P10"/>
      <text:p text:style-name="P1"><text:span text:style-name="T15">Lieux d’exercice souhaité</text:span> :<text:span text:style-name="T6"> </text:span><text:span text:style-name="T8">Franche-Comté, Suisse, Luxembourg</text:span></text:p>
      <text:p text:style-name="P1"><text:span text:style-name="T8"/></text:p>
      <text:p text:style-name="P10"><text:span text:style-name="T12">Tâches à accomplir </text:span><text:span text:style-name="T13">:</text:span><text:span text:style-name="T9"> </text:span><text:span text:style-name="T8">Analyser les besoins du client</text:span><text:span text:style-name="T9">, concevoir l'architecture technique, développer le code, tester et déboguer, collaborer avec l'équipe, assurer la maintenance, se tenir informé des nouvelles tendances.</text:span></text:p>
      <text:p text:style-name="P10"><text:span text:style-name="T9"/></text:p>
      <text:p text:style-name="P1"><text:span text:style-name="T14">Avantage et inconvénient </text:span><text:span text:style-name="T7">:</text:span></text:p>
      <text:p text:style-name="P1"><text:span text:style-name="T7"/></text:p>
      <text:p text:style-name="P18"><text:span text:style-name="T7">Avantages :</text:span></text:p>
      <text:list text:style-name="L1">
        <text:list-item>
          <text:p text:style-name="P16">Forte demande sur le marché du travail : La demande de développeurs web est élevée, car de nombreuses entreprises et organisations recherchent des sites web et des applications web pour leur présence en ligne.</text:p>
        </text:list-item>
        <text:list-item>
          <text:p text:style-name="P16">Opportunités de carrière : Le domaine du développement web offre diverses opportunités de carrière, notamment en tant que développeur front-end, développeur back-end, développeur full-stack, développeur mobile, développeur e-commerce, etc.</text:p>
        </text:list-item>
        <text:list-item>
          <text:p text:style-name="P16">Possibilité de travail indépendant : En tant que développeur web, il est possible de travailler en freelance, de créer sa propre entreprise ou de travailler en tant que consultant, offrant ainsi une flexibilité dans les horaires de travail et les projets choisis.</text:p>
        </text:list-item>
        <text:list-item>
          <text:p text:style-name="P16">Créativité et innovation : Le développement web offre la possibilité de créer des sites web et des applications innovantes et créatives en utilisant diverses technologies, langages de programmation, frameworks et outils.</text:p>
        </text:list-item>
      </text:list>
      <text:p text:style-name="Text_20_body"/>
      <text:p text:style-name="P19">Inconvénients :</text:p>
      <text:list text:style-name="L2">
        <text:list-item>
          <text:p text:style-name="P17">Évolution rapide des technologies : Le domaine du développement web évolue rapidement, avec de nouvelles technologies, langages de programmation et frameworks émergents régulièrement. Cela nécessite de rester constamment à jour avec les dernières tendances et d'apprendre en continu pour rester compétitif sur le marché du travail.</text:p>
        </text:list-item>
        <text:list-item>
          <text:p text:style-name="P17">Pression du respect des délais : Les projets de développement web peuvent souvent avoir des délais serrés, ce qui peut entraîner une pression accrue pour respecter les échéances et les attentes des clients.</text:p>
        </text:list-item>
        <text:list-item>
          <text:p text:style-name="P17">Complexité technique : Le développement web peut être complexe, avec diverses technologies et langages de programmation à maîtriser, ce qui peut nécessiter une courbe d'apprentissage significative et demander des compétences techniques avancées.</text:p>
        </text:list-item>
        <text:list-item>
          <text:p text:style-name="P17">Équilibre travail-vie personnelle : Comme dans de nombreux métiers technologiques, le développement web peut nécessiter des heures de travail longues et intenses pour répondre aux demandes des projets, ce qui peut affecter l'équilibre entre le travail et la vie personnelle.</text:p>
        </text:list-item>
      </text:list>
      <text:p text:style-name="P11"><text:span text:style-name="T7"/></text:p>
      <text:p text:style-name="P1"><text:span text:style-name="T14">Nombre d’offres</text:span><text:span text:style-name="T7"> : </text:span></text:p>
      <text:p text:style-name="P1"><text:span text:style-name="T7"/></text:p>
      <text:p text:style-name="P10"><text:span text:style-name="T9">En Franche-Comté : 82 ⇒ Source :</text:span><text:a xlink:type="simple" xlink:href="https://fr.indeed.com/jobs?q=Developpeur&amp;l=Franche-comté&amp;from=mobRdr&amp;utm_source=%2Fm%2F&amp;utm_medium=redir&amp;utm_campaign=dt&amp;vjk=5707d8b0822b840d" text:style-name="Internet_20_link" text:visited-style-name="Visited_20_Internet_20_Link"><text:span text:style-name="T10"> fr.indeed.com</text:span></text:a></text:p>
      <text:p text:style-name="P11"><text:span text:style-name="T7"/></text:p>
      <text:p text:style-name="P11"><text:span text:style-name="T7">En Suisse : 527 ⇒ Source : </text:span><text:a xlink:type="simple" xlink:href="https://swissdevjobs.ch/fr" text:style-name="Internet_20_link" text:visited-style-name="Visited_20_Internet_20_Link"><text:span text:style-name="T7">swissdevjobs.ch</text:span></text:a></text:p>
      <text:p text:style-name="P11"><text:span text:style-name="T7"/></text:p>
      <text:p text:style-name="P11"><text:span text:style-name="T7">Au Luxembourg : 247 ⇒ Source : </text:span><text:a xlink:type="simple" xlink:href="https://lu.indeed.com/Développeur-Web-jobs-in-Luxembourg?vjk=76759309418b5a64" text:style-name="Internet_20_link" text:visited-style-name="Visited_20_Internet_20_Link"><text:span text:style-name="T7">lu.indeed.com</text:span></text:a></text:p>
      <text:p text:style-name="P11"><text:span text:style-name="T7"/></text:p>
      <text:p text:style-name="P11"><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6:01:51.110764764</meta:creation-date>
    <dc:date>2023-04-07T16:49:56.276847149</dc:date>
    <meta:editing-duration>PT48M3S</meta:editing-duration>
    <meta:editing-cycles>6</meta:editing-cycles>
    <meta:generator>LibreOffice/7.4.6.2$Linux_X86_64 LibreOffice_project/40$Build-2</meta:generator>
    <meta:document-statistic meta:table-count="0" meta:image-count="0" meta:object-count="0" meta:page-count="4" meta:paragraph-count="40" meta:word-count="1205" meta:character-count="7877" meta:non-whitespace-character-count="6704"/>
  </office:meta>
</office:document-meta>
</file>